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" svg:font-family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43d" officeooo:paragraph-rsid="0013a43d"/>
    </style:style>
    <style:style style:name="P2" style:family="paragraph" style:parent-style-name="Standard">
      <style:text-properties style:font-name="Arial" officeooo:rsid="0013a43d" officeooo:paragraph-rsid="0013a43d"/>
    </style:style>
    <style:style style:name="P3" style:family="paragraph" style:parent-style-name="Standard">
      <style:text-properties style:font-name="Arial" officeooo:rsid="0014f69a" officeooo:paragraph-rsid="0014f69a"/>
    </style:style>
    <style:style style:name="P4" style:family="paragraph" style:parent-style-name="Standard">
      <style:text-properties style:font-name="Arial" officeooo:rsid="0014f69a" officeooo:paragraph-rsid="0015a456"/>
    </style:style>
    <style:style style:name="T1" style:family="text">
      <style:text-properties officeooo:rsid="0014f6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a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Controle de versão </text:p>
      <text:p text:style-name="P2"/>
      <text:p text:style-name="P2"><text:tab/><text:span text:style-name="T1">O controle de versão é</text:span> um software que tem a finalidade de gerenciar diferentes versões no desenvolvimento de qualquer documento, é utilizado com maior frequência em desenvolvimento de software, onde ele ira controlar todas as versões do programa desenvolvido(histórico / código-fonte). O Sistema de Controle de Versões (SCV) consiste, basicamente, em um local para armazenamento de artefatos gerados durante o desenvolvimento de sistemas de software </text:p>
      <text:p text:style-name="P2"/>
      <text:p text:style-name="Quotations">Controle de versão é uma das atividades importantes do desenvolvimento e da reengenharia de software e ajuda a garantir a qualidade do produto. Controle de versão no desenvolvimento de aplicações baseado em <text:span text:style-name="T2">frameworks </text:span>tem alguns problemas, pois é necessário controlar tanto as versões do <text:span text:style-name="T2">framework</text:span> quanto as das aplicações por ele criadas. Para aumentar a produtividade dessa atividade é primordial o uso de ferramentas de apoio.</text:p>
      <text:p text:style-name="P3"><text:tab/><text:a xlink:type="simple" xlink:href="http://homes.dcc.ufba.br/~flach/docs/Ferramentas-SBES-2004.pdf#page=82" text:style-name="Internet_20_link" text:visited-style-name="Visited_20_Internet_20_Link">http://homes.dcc.ufba.br/~flach/docs/Ferramentas-SBES-2004.pdf#page=82</text:a></text:p>
      <text:p text:style-name="P4"><text:tab/><text:span text:style-name="T3">site <text:s/>http://novo.more.ufsc.br/inicio</text:span></text:p>
      <text:p text:style-name="P3"/>
      <text:p text:style-name="P2"><text:tab/>Existem vários tipos de sistemas de controle de versão, cada um com sua característica e funcionalidade especifica.</text:p>
      <text:p text:style-name="P2"><text:tab/>O controle de versão auxilia o desenvolvimento do software em diversas maneiras, como:</text:p>
      <text:p text:style-name="P2"><text:tab/>- Variação no projeto = Mantém linhas diferentes de um mesmo projeto. Por exemplo, mantêm o software com uma versão 1.0, enquanto uma equipe prepara uma versão 2.0 do software.</text:p>
      <text:p text:style-name="P2"><text:tab/>- Registro de Histórico = Registra toda a evolução do projeto. Com isso tem como saber quem fez oque, quem alterou oque, quando e onde.</text:p>
      <text:p text:style-name="P2"><text:tab/>O controle de versão é composto de duas partes: o repositório e a área de trabalho. O repositório armazena todo o histórico de evolução do projeto, onde se registra toda e qualquer alteração feita.<text:tab/></text:p>
      <text:p text:style-name="P2"><text:tab/>A área de trabalho é a que contem a cópia de todos os arquivos do projeto e também é monitorada identificar todas mudanças realizadas. Essa área é isolada das demais áreas de trabalho e individual.</text:p>
      <text:p text:style-name="P2"><text:tab/>A comunicação entre a área de trabalho e o repositório é feita pela operação <text:span text:style-name="T2">COMMIT</text:span> e <text:span text:style-name="T2">UPDATE</text:span>.<text:tab/></text:p>
      <text:p text:style-name="P2"><text:tab/>O <text:span text:style-name="T2">COMMIT</text:span> envia pacotes contendo uma ou mais modificações feitas na área de trabalho (Origem do pacote) ao repositório (destino do pacote). Já o <text:span text:style-name="T2">UPDATE</text:span> faz o inverso do <text:span text:style-name="T2">COMMIT</text:span>, ele envia as modificações contidas no repositório (Origem) para área de trabalho (destino). cada <text:span text:style-name="T2">COMMIT</text:span> realizado, gera uma revisão no repositório, contendo as modificações feitas,autor e data. Essa revisão funciona como uma "foto" de todos os arquivos e diretórios.</text:p>
      <text:p text:style-name="P2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" svg:font-family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0:01:36.083000000</meta:creation-date>
    <dc:date>2017-10-06T20:48:58.355000000</dc:date>
    <meta:editing-duration>PT17M</meta:editing-duration>
    <meta:editing-cycles>1</meta:editing-cycles>
    <meta:document-statistic meta:table-count="0" meta:image-count="0" meta:object-count="0" meta:page-count="1" meta:paragraph-count="14" meta:word-count="377" meta:character-count="2462" meta:non-whitespace-character-count="2080"/>
    <meta:generator>LibreOffice/4.4.3.2$Windows_x86 LibreOffice_project/88805f81e9fe61362df02b9941de8e38a9b5fd16</meta:generator>
  </office:meta>
</office:document-meta>
</file>